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3.8693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2.0665in"/>
    </style:style>
    <style:style style:name="co7" style:family="table-column">
      <style:table-column-properties fo:break-before="auto" style:column-width="1.7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transparent"/>
      <style:text-properties style:font-name="Calibri"/>
    </style:style>
    <style:style style:name="ce5" style:family="table-cell" style:parent-style-name="Default">
      <style:table-cell-properties fo:background-color="transparent" fo:border="none"/>
      <style:text-properties style:font-name="Calibri"/>
    </style:style>
    <style:style style:name="ce6" style:family="table-cell" style:parent-style-name="Default" style:data-style-name="N0">
      <style:text-properties style:font-name="Calibri" fo:font-size="11pt" style:font-size-asian="11pt" style:font-size-complex="11pt"/>
    </style:style>
    <style:style style:name="ce7" style:family="table-cell" style:parent-style-name="Default" style:data-style-name="N104">
      <style:table-cell-properties fo:background-color="transparent"/>
    </style:style>
    <style:style style:name="ce8" style:family="table-cell" style:parent-style-name="Default" style:data-style-name="N104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8"/>
        <table:table-column table:style-name="co1" table:number-columns-repeated="101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7" office:value-type="string">
            <text:p>Individual cost (10/18/2022)</text:p>
          </table:table-cell>
          <table:table-cell table:style-name="ce7" office:value-type="string">
            <text:p>Total cost (10/18/2022)</text:p>
          </table:table-cell>
          <table:table-cell table:style-name="ce1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table:style-name="ce2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DH0XFGGPDXYVV&amp;pd_rd_wg=ur8Yd&amp;pd_rd_r=75a2ae2e-ee35-42c8-bdaf-b6d799160851&amp;pd_rd_i=B0713XK923&amp;th=1</text:p>
          </table:table-cell>
          <table:table-cell office:value-type="currency" office:currency="USD" office:value="11.4">
            <text:p>$11.40</text:p>
          </table:table-cell>
          <table:table-cell table:formula="of:=[.D2]*[.G2]" office:value-type="currency" office:currency="USD" office:value="11.4">
            <text:p>$11.4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table:style-name="ce1" office:value-type="string">
            <text:p>https://www.digikey.ca/en/products/detail/yageo/cc1206kkx5r8bb106/2833631</text:p>
          </table:table-cell>
          <table:table-cell office:value-type="currency" office:currency="USD" office:value="0.56">
            <text:p>$0.56</text:p>
          </table:table-cell>
          <table:table-cell table:formula="of:=[.D3]*[.G3]" office:value-type="currency" office:currency="USD" office:value="1.12">
            <text:p>$1.12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3, C6</text:p>
          </table:table-cell>
          <table:table-cell office:value-type="string">
            <text:p>C_1206_HandSoldering</text:p>
          </table:table-cell>
          <table:table-cell office:value-type="float" office:value="2">
            <text:p>2</text:p>
          </table:table-cell>
          <table:table-cell office:value-type="string">
            <text:p>0.01 uF</text:p>
          </table:table-cell>
          <table:table-cell table:style-name="ce2" office:value-type="string">
            <text:p>https://www.digikey.ca/en/products/detail/walsin-technology-corporation/1206B103J500CT/9355096</text:p>
          </table:table-cell>
          <table:table-cell office:value-type="currency" office:currency="USD" office:value="0.19">
            <text:p>$0.19</text:p>
          </table:table-cell>
          <table:table-cell table:formula="of:=[.D4]*[.G4]" office:value-type="currency" office:currency="USD" office:value="0.38">
            <text:p>$0.38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1, D2</text:p>
          </table:table-cell>
          <table:table-cell office:value-type="string">
            <text:p>Diode_DO-41_SOD81_Horizontal_RM10</text:p>
          </table:table-cell>
          <table:table-cell office:value-type="float" office:value="2">
            <text:p>2</text:p>
          </table:table-cell>
          <table:table-cell office:value-type="string">
            <text:p>5.1V_zener</text:p>
          </table:table-cell>
          <table:table-cell office:value-type="string">
            <text:p>https://www.digikey.ca/short/q75wjm</text:p>
          </table:table-cell>
          <table:table-cell office:value-type="currency" office:currency="USD" office:value="0.05242">
            <text:p>$0.05</text:p>
          </table:table-cell>
          <table:table-cell table:formula="of:=[.D5]*[.G5]" office:value-type="currency" office:currency="USD" office:value="0.10484">
            <text:p>$0.10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3</text:p>
          </table:table-cell>
          <table:table-cell office:value-type="string">
            <text:p>Diode_DO-201AD_Horizontal_RM15</text:p>
          </table:table-cell>
          <table:table-cell office:value-type="float" office:value="1">
            <text:p>1</text:p>
          </table:table-cell>
          <table:table-cell office:value-type="string">
            <text:p>General_Purpose_Diode</text:p>
          </table:table-cell>
          <table:table-cell table:style-name="ce3" office:value-type="string">
            <text:p>https://www.digikey.ca/en/products/detail/onsemi/1N914B/978757</text:p>
          </table:table-cell>
          <table:table-cell office:value-type="currency" office:currency="USD" office:value="0.1">
            <text:p>$0.10</text:p>
          </table:table-cell>
          <table:table-cell table:formula="of:=[.D6]*[.G6]" office:value-type="currency" office:currency="USD" office:value="0.1">
            <text:p>$0.1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1</text:p>
          </table:table-cell>
          <table:table-cell office:value-type="string">
            <text:p>Fuse_Holder</text:p>
          </table:table-cell>
          <table:table-cell office:value-type="float" office:value="2">
            <text:p>2</text:p>
          </table:table-cell>
          <table:table-cell office:value-type="string">
            <text:p>10A</text:p>
          </table:table-cell>
          <table:table-cell table:style-name="ce3" office:value-type="string">
            <text:p>https://www.mouser.ca/ProductDetail/Keystone-Electronics/3522?qs=sGAEpiMZZMstAI7dbwF%252BdHSNtTT7R4bi2uoLZODXXBE%3D</text:p>
          </table:table-cell>
          <table:table-cell office:value-type="currency" office:currency="USD" office:value="0.31">
            <text:p>$0.31</text:p>
          </table:table-cell>
          <table:table-cell table:formula="of:=[.D7]*[.G7]" office:value-type="currency" office:currency="USD" office:value="0.62">
            <text:p>$0.62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B1, FB2, FB3, FB4</text:p>
          </table:table-cell>
          <table:table-cell office:value-type="string">
            <text:p>R_1206_HandSoldering</text:p>
          </table:table-cell>
          <table:table-cell office:value-type="float" office:value="4">
            <text:p>4</text:p>
          </table:table-cell>
          <table:table-cell office:value-type="string">
            <text:p>Ferrite_Bead_Small</text:p>
          </table:table-cell>
          <table:table-cell table:style-name="ce4" office:value-type="string">
            <text:p>https://www.digikey.ca/en/products/detail/w%C3%BCrth-elektronik/74279215/1639033</text:p>
          </table:table-cell>
          <table:table-cell office:value-type="currency" office:currency="USD" office:value="0.26">
            <text:p>$0.26</text:p>
          </table:table-cell>
          <table:table-cell table:formula="of:=[.D8]*[.G8]" office:value-type="currency" office:currency="USD" office:value="1.04">
            <text:p>$1.04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table:style-name="ce5" office:value-type="string">
            <text:p>https://www.digikey.ca/en/products/detail/sullins-connector-solutions/PPPC101LGBN-RC/775943?s=N4IgTCBcDaIMoFYAsAOBBaAcgERAXQF8g</text:p>
          </table:table-cell>
          <table:table-cell office:value-type="currency" office:currency="USD" office:value="0.79">
            <text:p>$0.79</text:p>
          </table:table-cell>
          <table:table-cell table:formula="of:=[.D9]*[.G9]" office:value-type="currency" office:currency="USD" office:value="0.79">
            <text:p>$0.79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2, J3, J4, J5, J7, J8</text:p>
          </table:table-cell>
          <table:table-cell office:value-type="string">
            <text:p>TerminalBlock_Pheonix_MKDS1.5-2pol</text:p>
          </table:table-cell>
          <table:table-cell office:value-type="float" office:value="6">
            <text:p>6</text:p>
          </table:table-cell>
          <table:table-cell office:value-type="string">
            <text:p>Term_2</text:p>
          </table:table-cell>
          <table:table-cell table:style-name="ce4" office:value-type="string">
            <text:p>https://www.digikey.ca/en/products/detail/phoenix-contact/1935161/568614</text:p>
          </table:table-cell>
          <table:table-cell office:value-type="currency" office:currency="USD" office:value="0.54">
            <text:p>$0.54</text:p>
          </table:table-cell>
          <table:table-cell table:formula="of:=[.D10]*[.G10]" office:value-type="currency" office:currency="USD" office:value="3.24">
            <text:p>$3.24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K1</text:p>
          </table:table-cell>
          <table:table-cell office:value-type="string">
            <text:p>Relay_SPDT_Omron-G5Q-1</text:p>
          </table:table-cell>
          <table:table-cell office:value-type="float" office:value="1">
            <text:p>1</text:p>
          </table:table-cell>
          <table:table-cell office:value-type="string">
            <text:p>G5Q-1</text:p>
          </table:table-cell>
          <table:table-cell table:style-name="ce3" office:value-type="string">
            <text:p>https://www.digikey.ca/en/products/detail/omron-electronics-inc-emc-div/G5Q-14-DC12/355243</text:p>
          </table:table-cell>
          <table:table-cell office:value-type="currency" office:currency="USD" office:value="1.66">
            <text:p>$1.66</text:p>
          </table:table-cell>
          <table:table-cell table:formula="of:=[.D11]*[.G11]" office:value-type="currency" office:currency="USD" office:value="1.66">
            <text:p>$1.6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, R3, R4, R6</text:p>
          </table:table-cell>
          <table:table-cell office:value-type="string">
            <text:p>R_1206_HandSoldering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style-name="ce4" office:value-type="string">
            <text:p>https://www.digikey.ca/en/products/detail/stackpole-electronics-inc/RNCP1206FTD10K0/2240370</text:p>
          </table:table-cell>
          <table:table-cell office:value-type="currency" office:currency="USD" office:value="0.1">
            <text:p>$0.10</text:p>
          </table:table-cell>
          <table:table-cell table:formula="of:=[.D12]*[.G12]" office:value-type="currency" office:currency="USD" office:value="0.4">
            <text:p>$0.40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V1, RV2</text:p>
          </table:table-cell>
          <table:table-cell office:value-type="string">
            <text:p>Potentiometer_Bourns_3296W_3-8Zoll_Inline_ScrewUp</text:p>
          </table:table-cell>
          <table:table-cell office:value-type="float" office:value="2">
            <text:p>2</text:p>
          </table:table-cell>
          <table:table-cell office:value-type="string">
            <text:p>10k_t</text:p>
          </table:table-cell>
          <table:table-cell table:style-name="ce5" office:value-type="string">
            <text:p>https://www.digikey.ca/en/products/detail/bourns-inc/3296W-1-103RLF/2535867</text:p>
          </table:table-cell>
          <table:table-cell office:value-type="currency" office:currency="USD" office:value="1.83">
            <text:p>$1.83</text:p>
          </table:table-cell>
          <table:table-cell table:formula="of:=[.D13]*[.G13]" office:value-type="currency" office:currency="USD" office:value="3.66">
            <text:p>$3.66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1, U2</text:p>
          </table:table-cell>
          <table:table-cell office:value-type="string">
            <text:p>SOT-23-5</text:p>
          </table:table-cell>
          <table:table-cell office:value-type="float" office:value="2">
            <text:p>2</text:p>
          </table:table-cell>
          <table:table-cell office:value-type="string">
            <text:p>MCP6001U</text:p>
          </table:table-cell>
          <table:table-cell table:style-name="ce3" office:value-type="string">
            <text:p>https://www.digikey.ca/en/products/detail/microchip-technology/MCP6001UT-I-OT/562450</text:p>
          </table:table-cell>
          <table:table-cell office:value-type="currency" office:currency="USD" office:value="0.32">
            <text:p>$0.32</text:p>
          </table:table-cell>
          <table:table-cell table:formula="of:=[.D14]*[.G14]" office:value-type="currency" office:currency="USD" office:value="0.64">
            <text:p>$0.64</text:p>
          </table:table-cell>
          <table:table-cell table:style-name="ce8" office:value-type="string">
            <text:p>For thermistor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3, U4</text:p>
          </table:table-cell>
          <table:table-cell office:value-type="string">
            <text:p>SOIC127P600X175-8N</text:p>
          </table:table-cell>
          <table:table-cell office:value-type="float" office:value="2">
            <text:p>2</text:p>
          </table:table-cell>
          <table:table-cell office:value-type="string">
            <text:p>MAX6675ISA+</text:p>
          </table:table-cell>
          <table:table-cell table:style-name="ce6" office:value-type="string">
            <text:p>https://www.digikey.ca/en/products/detail/maxim-integrated/MAX6675ISA/1513517</text:p>
          </table:table-cell>
          <table:table-cell office:value-type="currency" office:currency="USD" office:value="19.98">
            <text:p>$19.98</text:p>
          </table:table-cell>
          <table:table-cell table:formula="of:=[.D15]*[.G15]" office:value-type="currency" office:currency="USD" office:value="39.96">
            <text:p>$39.96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5</text:p>
          </table:table-cell>
          <table:table-cell office:value-type="string">
            <text:p>SOP-4_4.4x2.6mm_P1.27mm</text:p>
          </table:table-cell>
          <table:table-cell office:value-type="float" office:value="1">
            <text:p>1</text:p>
          </table:table-cell>
          <table:table-cell office:value-type="string">
            <text:p>TCMT1100</text:p>
          </table:table-cell>
          <table:table-cell table:style-name="ce6" office:value-type="string">
            <text:p>https://www.digikey.ca/en/products/detail/vishay-semiconductor-opto-division/TCMT1100/1738630</text:p>
          </table:table-cell>
          <table:table-cell office:value-type="currency" office:currency="USD" office:value="0.95">
            <text:p>$0.95</text:p>
          </table:table-cell>
          <table:table-cell table:formula="of:=[.D16]*[.G16]" office:value-type="currency" office:currency="USD" office:value="0.95">
            <text:p>$0.95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FUSE AUTOMOTIVE 10A 32VDC BLADE</text:p>
          </table:table-cell>
          <table:table-cell office:value-type="float" office:value="1">
            <text:p>1</text:p>
          </table:table-cell>
          <table:table-cell office:value-type="string">
            <text:p>BK/ATC-10</text:p>
          </table:table-cell>
          <table:table-cell table:style-name="ce3" office:value-type="string">
            <text:p>https://www.digikey.ca/en/products/detail/eaton-bussmann-electrical-division/BK-ATC-10/264833</text:p>
          </table:table-cell>
          <table:table-cell office:value-type="currency" office:currency="USD" office:value="1.79">
            <text:p>$1.79</text:p>
          </table:table-cell>
          <table:table-cell table:formula="of:=[.D17]*[.G17]" office:value-type="currency" office:currency="USD" office:value="1.79">
            <text:p>$1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"/>
          <table:table-cell office:value-type="string">
            <text:p>Total</text:p>
          </table:table-cell>
          <table:table-cell table:style-name="ce9" table:formula="of:=SUM([.H2:.H17])" office:value-type="currency" office:currency="USD" office:value="67.85484">
            <text:p>$67.85</text:p>
          </table:table-cell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05/23/2023</text:date>, <text:time>13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H19M22S</meta:editing-duration>
    <meta:editing-cycles>13</meta:editing-cycles>
    <meta:generator>OpenOffice/4.1.11$Win32 OpenOffice.org_project/4111m1$Build-9808</meta:generator>
    <dc:date>2023-05-23T13:06:09.72</dc:date>
    <dc:creator>Finn Hafting</dc:creator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